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7.71mm"/>
    </style:style>
    <style:style style:name="co5" style:family="table-column">
      <style:table-column-properties fo:break-before="auto" style:column-width="17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a de mediciones Circuito RC" table:style-name="ta1"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4" table:default-cell-style-name="ce2"/>
        <table:table-row table:style-name="ro1">
          <table:table-cell office:value-type="string" calcext:value-type="string">
            <text:p>f (Hz)</text:p>
          </table:table-cell>
          <table:table-cell office:value-type="string" calcext:value-type="string">
            <text:p>Av (dB)</text:p>
          </table:table-cell>
          <table:table-cell office:value-type="string" calcext:value-type="string">
            <text:p>Vin (V)</text:p>
          </table:table-cell>
          <table:table-cell office:value-type="string" calcext:value-type="string">
            <text:p>Vout (V)</text:p>
          </table:table-cell>
          <table:table-cell/>
          <table:table-cell office:value-type="string" calcext:value-type="string">
            <text:p>f (Hz)</text:p>
          </table:table-cell>
          <table:table-cell office:value-type="string" calcext:value-type="string">
            <text:p>Av (dB)</text:p>
          </table:table-cell>
          <table:table-cell office:value-type="string" calcext:value-type="string">
            <text:p>Vin (V)</text:p>
          </table:table-cell>
          <table:table-cell office:value-type="string" calcext:value-type="string">
            <text:p>Vout (V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0*LOG10([.C2]/[.D2])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20*LOG10([.I2]/[.H2])" office:value-type="float" office:value="-5.13607837102597" calcext:value-type="float">
            <text:p>-5.13607837102597</text:p>
          </table:table-cell>
          <table:table-cell office:value-type="float" office:value="5" calcext:value-type="float">
            <text:p>5</text:p>
          </table:table-cell>
          <table:table-cell office:value-type="float" office:value="2.768" calcext:value-type="float">
            <text:p>2.7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0*LOG10([.D3]/[.C3])" office:value-type="float" office:value="-0.00173735166857239" calcext:value-type="float">
            <text:p>-0.001737351668572</text:p>
          </table:table-cell>
          <table:table-cell office:value-type="float" office:value="5" calcext:value-type="float">
            <text:p>5</text:p>
          </table:table-cell>
          <table:table-cell office:value-type="float" office:value="4.999" calcext:value-type="float">
            <text:p>4.999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20*LOG10([.I3]/[.H3])" office:value-type="float" office:value="-7.25020540974979" calcext:value-type="float">
            <text:p>-7.25020540974979</text:p>
          </table:table-cell>
          <table:table-cell office:value-type="float" office:value="5" calcext:value-type="float">
            <text:p>5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0*LOG10([.D4]/[.C4])" office:value-type="float" office:value="-0.00347505091175126" calcext:value-type="float">
            <text:p>-0.003475050911751</text:p>
          </table:table-cell>
          <table:table-cell office:value-type="float" office:value="5" calcext:value-type="float">
            <text:p>5</text:p>
          </table:table-cell>
          <table:table-cell office:value-type="float" office:value="4.998" calcext:value-type="float">
            <text:p>4.998</text:p>
          </table:table-cell>
          <table:table-cell/>
          <table:table-cell office:value-type="float" office:value="4000" calcext:value-type="float">
            <text:p>4000</text:p>
          </table:table-cell>
          <table:table-cell table:formula="of:=20*LOG10([.I4]/[.H4])" office:value-type="float" office:value="-8.95637322321329" calcext:value-type="float">
            <text:p>-8.95637322321329</text:p>
          </table:table-cell>
          <table:table-cell office:value-type="float" office:value="5" calcext:value-type="float">
            <text:p>5</text:p>
          </table:table-cell>
          <table:table-cell office:value-type="float" office:value="1.783" calcext:value-type="float">
            <text:p>1.7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0*LOG10([.D5]/[.C5])" office:value-type="float" office:value="-0.00695149267841728" calcext:value-type="float">
            <text:p>-0.006951492678417</text:p>
          </table:table-cell>
          <table:table-cell office:value-type="float" office:value="5" calcext:value-type="float">
            <text:p>5</text:p>
          </table:table-cell>
          <table:table-cell office:value-type="float" office:value="4.996" calcext:value-type="float">
            <text:p>4.996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20*LOG10([.I5]/[.H5])" office:value-type="float" office:value="-10.3883642634166" calcext:value-type="float">
            <text:p>-10.3883642634166</text:p>
          </table:table-cell>
          <table:table-cell office:value-type="float" office:value="5" calcext:value-type="float">
            <text:p>5</text:p>
          </table:table-cell>
          <table:table-cell office:value-type="float" office:value="1.512" calcext:value-type="float">
            <text:p>1.5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20*LOG10([.D6]/[.C6])" office:value-type="float" office:value="-0.0104293264137978" calcext:value-type="float">
            <text:p>-0.010429326413798</text:p>
          </table:table-cell>
          <table:table-cell office:value-type="float" office:value="5" calcext:value-type="float">
            <text:p>5</text:p>
          </table:table-cell>
          <table:table-cell office:value-type="float" office:value="4.994" calcext:value-type="float">
            <text:p>4.994</text:p>
          </table:table-cell>
          <table:table-cell/>
          <table:table-cell office:value-type="float" office:value="6000" calcext:value-type="float">
            <text:p>6000</text:p>
          </table:table-cell>
          <table:table-cell table:formula="of:=20*LOG10([.I6]/[.H6])" office:value-type="float" office:value="-11.6339741736051" calcext:value-type="float">
            <text:p>-11.6339741736051</text:p>
          </table:table-cell>
          <table:table-cell office:value-type="float" office:value="5" calcext:value-type="float">
            <text:p>5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20*LOG10([.D7]/[.C7])" office:value-type="float" office:value="-0.0156486893979285" calcext:value-type="float">
            <text:p>-0.015648689397929</text:p>
          </table:table-cell>
          <table:table-cell office:value-type="float" office:value="5" calcext:value-type="float">
            <text:p>5</text:p>
          </table:table-cell>
          <table:table-cell office:value-type="float" office:value="4.991" calcext:value-type="float">
            <text:p>4.991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20*LOG10([.I7]/[.H7])" office:value-type="float" office:value="-12.7202434050302" calcext:value-type="float">
            <text:p>-12.7202434050302</text:p>
          </table:table-cell>
          <table:table-cell office:value-type="float" office:value="5" calcext:value-type="float">
            <text:p>5</text:p>
          </table:table-cell>
          <table:table-cell office:value-type="float" office:value="1.156" calcext:value-type="float">
            <text:p>1.1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20*LOG10([.D8]/[.C8])" office:value-type="float" office:value="-0.211003646666164" calcext:value-type="float">
            <text:p>-0.211003646666164</text:p>
          </table:table-cell>
          <table:table-cell office:value-type="float" office:value="5" calcext:value-type="float">
            <text:p>5</text:p>
          </table:table-cell>
          <table:table-cell office:value-type="float" office:value="4.88" calcext:value-type="float">
            <text:p>4.88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20*LOG10([.I8]/[.H8])" office:value-type="float" office:value="-13.697393656328" calcext:value-type="float">
            <text:p>-13.697393656328</text:p>
          </table:table-cell>
          <table:table-cell office:value-type="float" office:value="5" calcext:value-type="float">
            <text:p>5</text:p>
          </table:table-cell>
          <table:table-cell office:value-type="float" office:value="1.033" calcext:value-type="float">
            <text:p>1.0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20*LOG10([.D9]/[.C9])" office:value-type="float" office:value="-0.0278394136981119" calcext:value-type="float">
            <text:p>-0.027839413698112</text:p>
          </table:table-cell>
          <table:table-cell office:value-type="float" office:value="5" calcext:value-type="float">
            <text:p>5</text:p>
          </table:table-cell>
          <table:table-cell office:value-type="float" office:value="4.984" calcext:value-type="float">
            <text:p>4.984</text:p>
          </table:table-cell>
          <table:table-cell/>
          <table:table-cell office:value-type="float" office:value="9000" calcext:value-type="float">
            <text:p>9000</text:p>
          </table:table-cell>
          <table:table-cell table:formula="of:=20*LOG10([.I9]/[.H9])" office:value-type="float" office:value="-14.5930578246897" calcext:value-type="float">
            <text:p>-14.5930578246897</text:p>
          </table:table-cell>
          <table:table-cell office:value-type="float" office:value="5" calcext:value-type="float">
            <text:p>5</text:p>
          </table:table-cell>
          <table:table-cell office:value-type="float" office:value="0.931788" calcext:value-type="float">
            <text:p>0.9317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20*LOG10([.D10]/[.C10])" office:value-type="float" office:value="-0.0348132315260244" calcext:value-type="float">
            <text:p>-0.034813231526025</text:p>
          </table:table-cell>
          <table:table-cell office:value-type="float" office:value="5" calcext:value-type="float">
            <text:p>5</text:p>
          </table:table-cell>
          <table:table-cell office:value-type="float" office:value="4.98" calcext:value-type="float">
            <text:p>4.98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20*LOG10([.I10]/[.H10])" office:value-type="float" office:value="-15.4015532091594" calcext:value-type="float">
            <text:p>-15.4015532091594</text:p>
          </table:table-cell>
          <table:table-cell office:value-type="float" office:value="5" calcext:value-type="float">
            <text:p>5</text:p>
          </table:table-cell>
          <table:table-cell office:value-type="float" office:value="0.84897" calcext:value-type="float">
            <text:p>0.848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0*LOG10([.D11]/[.C11])" office:value-type="float" office:value="-0.0435383850854919" calcext:value-type="float">
            <text:p>-0.043538385085492</text:p>
          </table:table-cell>
          <table:table-cell office:value-type="float" office:value="5" calcext:value-type="float">
            <text:p>5</text:p>
          </table:table-cell>
          <table:table-cell office:value-type="float" office:value="4.975" calcext:value-type="float">
            <text:p>4.975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20*LOG10([.I11]/[.H11])" office:value-type="float" office:value="-20.9943194952807" calcext:value-type="float">
            <text:p>-20.9943194952807</text:p>
          </table:table-cell>
          <table:table-cell office:value-type="float" office:value="5" calcext:value-type="float">
            <text:p>5</text:p>
          </table:table-cell>
          <table:table-cell office:value-type="float" office:value="0.445917" calcext:value-type="float">
            <text:p>0.4459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20*LOG10([.D12]/[.C12])" office:value-type="float" office:value="-0.171933948399193" calcext:value-type="float">
            <text:p>-0.171933948399193</text:p>
          </table:table-cell>
          <table:table-cell office:value-type="float" office:value="5" calcext:value-type="float">
            <text:p>5</text:p>
          </table:table-cell>
          <table:table-cell office:value-type="float" office:value="4.902" calcext:value-type="float">
            <text:p>4.902</text:p>
          </table:table-cell>
          <table:table-cell/>
          <table:table-cell office:value-type="float" office:value="30000" calcext:value-type="float">
            <text:p>30000</text:p>
          </table:table-cell>
          <table:table-cell table:formula="of:=20*LOG10([.I12]/[.H12])" office:value-type="float" office:value="-29.6258792041333" calcext:value-type="float">
            <text:p>-29.6258792041333</text:p>
          </table:table-cell>
          <table:table-cell office:value-type="float" office:value="5" calcext:value-type="float">
            <text:p>5</text:p>
          </table:table-cell>
          <table:table-cell office:value-type="float" office:value="0.165073" calcext:value-type="float">
            <text:p>0.1650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20*LOG10([.D13]/[.C13])" office:value-type="float" office:value="-0.372689818429112" calcext:value-type="float">
            <text:p>-0.372689818429112</text:p>
          </table:table-cell>
          <table:table-cell office:value-type="float" office:value="5" calcext:value-type="float">
            <text:p>5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40000" calcext:value-type="float">
            <text:p>40000</text:p>
          </table:table-cell>
          <table:table-cell table:formula="of:=20*LOG10([.I13]/[.H13])" office:value-type="float" office:value="-32.1423341866362" calcext:value-type="float">
            <text:p>-32.1423341866362</text:p>
          </table:table-cell>
          <table:table-cell office:value-type="float" office:value="5" calcext:value-type="float">
            <text:p>5</text:p>
          </table:table-cell>
          <table:table-cell office:value-type="float" office:value="0.123553" calcext:value-type="float">
            <text:p>0.1235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20*LOG10([.D14]/[.C14])" office:value-type="float" office:value="-0.624739036055028" calcext:value-type="float">
            <text:p>-0.624739036055028</text:p>
          </table:table-cell>
          <table:table-cell office:value-type="float" office:value="5" calcext:value-type="float">
            <text:p>5</text:p>
          </table:table-cell>
          <table:table-cell office:value-type="float" office:value="4.653" calcext:value-type="float">
            <text:p>4.653</text:p>
          </table:table-cell>
          <table:table-cell/>
          <table:table-cell office:value-type="float" office:value="50000" calcext:value-type="float">
            <text:p>50000</text:p>
          </table:table-cell>
          <table:table-cell table:formula="of:=20*LOG10([.I14]/[.H14])" office:value-type="float" office:value="-34.1067963517968" calcext:value-type="float">
            <text:p>-34.1067963517968</text:p>
          </table:table-cell>
          <table:table-cell office:value-type="float" office:value="5" calcext:value-type="float">
            <text:p>5</text:p>
          </table:table-cell>
          <table:table-cell office:value-type="float" office:value="0.098544" calcext:value-type="float">
            <text:p>0.0985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20*LOG10([.D15]/[.C15])" office:value-type="float" office:value="-0.909361147461719" calcext:value-type="float">
            <text:p>-0.909361147461719</text:p>
          </table:table-cell>
          <table:table-cell office:value-type="float" office:value="5" calcext:value-type="float">
            <text:p>5</text:p>
          </table:table-cell>
          <table:table-cell office:value-type="float" office:value="4.503" calcext:value-type="float">
            <text:p>4.503</text:p>
          </table:table-cell>
          <table:table-cell/>
          <table:table-cell office:value-type="float" office:value="60000" calcext:value-type="float">
            <text:p>60000</text:p>
          </table:table-cell>
          <table:table-cell table:formula="of:=20*LOG10([.I15]/[.H15])" office:value-type="float" office:value="-35.7240154657255" calcext:value-type="float">
            <text:p>-35.7240154657255</text:p>
          </table:table-cell>
          <table:table-cell office:value-type="float" office:value="5" calcext:value-type="float">
            <text:p>5</text:p>
          </table:table-cell>
          <table:table-cell office:value-type="float" office:value="0.081803" calcext:value-type="float">
            <text:p>0.08180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20*LOG10([.D16]/[.C16])" office:value-type="float" office:value="-1.21161193341366" calcext:value-type="float">
            <text:p>-1.21161193341366</text:p>
          </table:table-cell>
          <table:table-cell office:value-type="float" office:value="5" calcext:value-type="float">
            <text:p>5</text:p>
          </table:table-cell>
          <table:table-cell office:value-type="float" office:value="4.349" calcext:value-type="float">
            <text:p>4.349</text:p>
          </table:table-cell>
          <table:table-cell/>
          <table:table-cell office:value-type="float" office:value="70000" calcext:value-type="float">
            <text:p>70000</text:p>
          </table:table-cell>
          <table:table-cell table:formula="of:=20*LOG10([.I16]/[.H16])" office:value-type="float" office:value="-37.1034116635836" calcext:value-type="float">
            <text:p>-37.1034116635836</text:p>
          </table:table-cell>
          <table:table-cell office:value-type="float" office:value="5" calcext:value-type="float">
            <text:p>5</text:p>
          </table:table-cell>
          <table:table-cell office:value-type="float" office:value="0.069791" calcext:value-type="float">
            <text:p>0.06979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20*LOG10([.D17]/[.C17])" office:value-type="float" office:value="-1.52062070249057" calcext:value-type="float">
            <text:p>-1.52062070249057</text:p>
          </table:table-cell>
          <table:table-cell office:value-type="float" office:value="5" calcext:value-type="float">
            <text:p>5</text:p>
          </table:table-cell>
          <table:table-cell office:value-type="float" office:value="4.197" calcext:value-type="float">
            <text:p>4.197</text:p>
          </table:table-cell>
          <table:table-cell/>
          <table:table-cell office:value-type="float" office:value="80000" calcext:value-type="float">
            <text:p>80000</text:p>
          </table:table-cell>
          <table:table-cell table:formula="of:=20*LOG10([.I17]/[.H17])" office:value-type="float" office:value="-38.3107623843349" calcext:value-type="float">
            <text:p>-38.3107623843349</text:p>
          </table:table-cell>
          <table:table-cell office:value-type="float" office:value="5" calcext:value-type="float">
            <text:p>5</text:p>
          </table:table-cell>
          <table:table-cell office:value-type="float" office:value="0.060734" calcext:value-type="float">
            <text:p>0.06073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20*LOG10([.D18]/[.C18])" office:value-type="float" office:value="-2.16702112258882" calcext:value-type="float">
            <text:p>-2.16702112258882</text:p>
          </table:table-cell>
          <table:table-cell office:value-type="float" office:value="5" calcext:value-type="float">
            <text:p>5</text:p>
          </table:table-cell>
          <table:table-cell office:value-type="float" office:value="3.896" calcext:value-type="float">
            <text:p>3.896</text:p>
          </table:table-cell>
          <table:table-cell/>
          <table:table-cell office:value-type="float" office:value="90000" calcext:value-type="float">
            <text:p>90000</text:p>
          </table:table-cell>
          <table:table-cell table:formula="of:=20*LOG10([.I18]/[.H18])" office:value-type="float" office:value="-39.154319048942" calcext:value-type="float">
            <text:p>-39.154319048942</text:p>
          </table:table-cell>
          <table:table-cell office:value-type="float" office:value="5" calcext:value-type="float">
            <text:p>5</text:p>
          </table:table-cell>
          <table:table-cell office:value-type="float" office:value="0.055113" calcext:value-type="float">
            <text:p>0.05511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20*LOG10([.D19]/[.C19])" office:value-type="float" office:value="-2.14030898578567" calcext:value-type="float">
            <text:p>-2.14030898578567</text:p>
          </table:table-cell>
          <table:table-cell office:value-type="float" office:value="5" calcext:value-type="float">
            <text:p>5</text:p>
          </table:table-cell>
          <table:table-cell office:value-type="float" office:value="3.908" calcext:value-type="float">
            <text:p>3.908</text:p>
          </table:table-cell>
          <table:table-cell/>
          <table:table-cell office:value-type="float" office:value="100000" calcext:value-type="float">
            <text:p>100000</text:p>
          </table:table-cell>
          <table:table-cell table:formula="of:=20*LOG10([.I19]/[.H19])" office:value-type="float" office:value="-40.0748464856594" calcext:value-type="float">
            <text:p>-40.0748464856594</text:p>
          </table:table-cell>
          <table:table-cell office:value-type="float" office:value="5" calcext:value-type="float">
            <text:p>5</text:p>
          </table:table-cell>
          <table:table-cell office:value-type="float" office:value="0.049571" calcext:value-type="float">
            <text:p>0.04957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20*LOG10([.D20]/[.C20])" office:value-type="float" office:value="-2.44336217014212" calcext:value-type="float">
            <text:p>-2.44336217014212</text:p>
          </table:table-cell>
          <table:table-cell office:value-type="float" office:value="5" calcext:value-type="float">
            <text:p>5</text:p>
          </table:table-cell>
          <table:table-cell office:value-type="float" office:value="3.774" calcext:value-type="float">
            <text:p>3.774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González Pardo Adrian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</table:table>
      <table:table table:name="Hoja1" table:style-name="ta1">
        <table:shapes>
          <draw:frame draw:z-index="0" draw:style-name="gr1" draw:text-style-name="P1" svg:width="325.71mm" svg:height="170mm" svg:x="78.32mm" svg:y="1.59mm">
            <draw:object draw:notify-on-update-of-ranges="Hoja1.A2:Hoja1.A38 Hoja1.B1:Hoja1.B1 Hoja1.B2:Hoja1.B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0*LOG10([.C2]/[.D2])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0*LOG10([.D3]/[.C3])" office:value-type="float" office:value="-0.00173735166857239" calcext:value-type="float">
            <text:p>-0.001737351668572</text:p>
          </table:table-cell>
          <table:table-cell office:value-type="float" office:value="5" calcext:value-type="float">
            <text:p>5</text:p>
          </table:table-cell>
          <table:table-cell office:value-type="float" office:value="4.999" calcext:value-type="float">
            <text:p>4.99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0*LOG10([.D4]/[.C4])" office:value-type="float" office:value="-0.00347505091175126" calcext:value-type="float">
            <text:p>-0.003475050911751</text:p>
          </table:table-cell>
          <table:table-cell office:value-type="float" office:value="5" calcext:value-type="float">
            <text:p>5</text:p>
          </table:table-cell>
          <table:table-cell office:value-type="float" office:value="4.998" calcext:value-type="float">
            <text:p>4.99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0*LOG10([.D5]/[.C5])" office:value-type="float" office:value="-0.00695149267841728" calcext:value-type="float">
            <text:p>-0.006951492678417</text:p>
          </table:table-cell>
          <table:table-cell office:value-type="float" office:value="5" calcext:value-type="float">
            <text:p>5</text:p>
          </table:table-cell>
          <table:table-cell office:value-type="float" office:value="4.996" calcext:value-type="float">
            <text:p>4.99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20*LOG10([.D6]/[.C6])" office:value-type="float" office:value="-0.0104293264137978" calcext:value-type="float">
            <text:p>-0.010429326413798</text:p>
          </table:table-cell>
          <table:table-cell office:value-type="float" office:value="5" calcext:value-type="float">
            <text:p>5</text:p>
          </table:table-cell>
          <table:table-cell office:value-type="float" office:value="4.994" calcext:value-type="float">
            <text:p>4.99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20*LOG10([.D7]/[.C7])" office:value-type="float" office:value="-0.0156486893979285" calcext:value-type="float">
            <text:p>-0.015648689397929</text:p>
          </table:table-cell>
          <table:table-cell office:value-type="float" office:value="5" calcext:value-type="float">
            <text:p>5</text:p>
          </table:table-cell>
          <table:table-cell office:value-type="float" office:value="4.991" calcext:value-type="float">
            <text:p>4.99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20*LOG10([.D8]/[.C8])" office:value-type="float" office:value="-0.211003646666164" calcext:value-type="float">
            <text:p>-0.211003646666164</text:p>
          </table:table-cell>
          <table:table-cell office:value-type="float" office:value="5" calcext:value-type="float">
            <text:p>5</text:p>
          </table:table-cell>
          <table:table-cell office:value-type="float" office:value="4.88" calcext:value-type="float">
            <text:p>4.8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20*LOG10([.D9]/[.C9])" office:value-type="float" office:value="-0.0278394136981119" calcext:value-type="float">
            <text:p>-0.027839413698112</text:p>
          </table:table-cell>
          <table:table-cell office:value-type="float" office:value="5" calcext:value-type="float">
            <text:p>5</text:p>
          </table:table-cell>
          <table:table-cell office:value-type="float" office:value="4.984" calcext:value-type="float">
            <text:p>4.98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20*LOG10([.D10]/[.C10])" office:value-type="float" office:value="-0.0348132315260244" calcext:value-type="float">
            <text:p>-0.034813231526025</text:p>
          </table:table-cell>
          <table:table-cell office:value-type="float" office:value="5" calcext:value-type="float">
            <text:p>5</text:p>
          </table:table-cell>
          <table:table-cell office:value-type="float" office:value="4.98" calcext:value-type="float">
            <text:p>4.9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0*LOG10([.D11]/[.C11])" office:value-type="float" office:value="-0.0435383850854919" calcext:value-type="float">
            <text:p>-0.043538385085492</text:p>
          </table:table-cell>
          <table:table-cell office:value-type="float" office:value="5" calcext:value-type="float">
            <text:p>5</text:p>
          </table:table-cell>
          <table:table-cell office:value-type="float" office:value="4.975" calcext:value-type="float">
            <text:p>4.97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20*LOG10([.D12]/[.C12])" office:value-type="float" office:value="-0.171933948399193" calcext:value-type="float">
            <text:p>-0.171933948399193</text:p>
          </table:table-cell>
          <table:table-cell office:value-type="float" office:value="5" calcext:value-type="float">
            <text:p>5</text:p>
          </table:table-cell>
          <table:table-cell office:value-type="float" office:value="4.902" calcext:value-type="float">
            <text:p>4.90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20*LOG10([.D13]/[.C13])" office:value-type="float" office:value="-0.372689818429112" calcext:value-type="float">
            <text:p>-0.372689818429112</text:p>
          </table:table-cell>
          <table:table-cell office:value-type="float" office:value="5" calcext:value-type="float">
            <text:p>5</text:p>
          </table:table-cell>
          <table:table-cell office:value-type="float" office:value="4.79" calcext:value-type="float">
            <text:p>4.7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20*LOG10([.D14]/[.C14])" office:value-type="float" office:value="-0.624739036055028" calcext:value-type="float">
            <text:p>-0.624739036055028</text:p>
          </table:table-cell>
          <table:table-cell office:value-type="float" office:value="5" calcext:value-type="float">
            <text:p>5</text:p>
          </table:table-cell>
          <table:table-cell office:value-type="float" office:value="4.653" calcext:value-type="float">
            <text:p>4.65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20*LOG10([.D15]/[.C15])" office:value-type="float" office:value="-0.909361147461719" calcext:value-type="float">
            <text:p>-0.909361147461719</text:p>
          </table:table-cell>
          <table:table-cell office:value-type="float" office:value="5" calcext:value-type="float">
            <text:p>5</text:p>
          </table:table-cell>
          <table:table-cell office:value-type="float" office:value="4.503" calcext:value-type="float">
            <text:p>4.503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20*LOG10([.D16]/[.C16])" office:value-type="float" office:value="-1.21161193341366" calcext:value-type="float">
            <text:p>-1.21161193341366</text:p>
          </table:table-cell>
          <table:table-cell office:value-type="float" office:value="5" calcext:value-type="float">
            <text:p>5</text:p>
          </table:table-cell>
          <table:table-cell office:value-type="float" office:value="4.349" calcext:value-type="float">
            <text:p>4.349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20*LOG10([.D17]/[.C17])" office:value-type="float" office:value="-1.52062070249057" calcext:value-type="float">
            <text:p>-1.52062070249057</text:p>
          </table:table-cell>
          <table:table-cell office:value-type="float" office:value="5" calcext:value-type="float">
            <text:p>5</text:p>
          </table:table-cell>
          <table:table-cell office:value-type="float" office:value="4.197" calcext:value-type="float">
            <text:p>4.197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20*LOG10([.D18]/[.C18])" office:value-type="float" office:value="-2.16702112258882" calcext:value-type="float">
            <text:p>-2.16702112258882</text:p>
          </table:table-cell>
          <table:table-cell office:value-type="float" office:value="5" calcext:value-type="float">
            <text:p>5</text:p>
          </table:table-cell>
          <table:table-cell office:value-type="float" office:value="3.896" calcext:value-type="float">
            <text:p>3.896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20*LOG10([.D19]/[.C19])" office:value-type="float" office:value="-2.14030898578567" calcext:value-type="float">
            <text:p>-2.14030898578567</text:p>
          </table:table-cell>
          <table:table-cell office:value-type="float" office:value="5" calcext:value-type="float">
            <text:p>5</text:p>
          </table:table-cell>
          <table:table-cell office:value-type="float" office:value="3.908" calcext:value-type="float">
            <text:p>3.90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20*LOG10([.D20]/[.C20])" office:value-type="float" office:value="-2.44336217014212" calcext:value-type="float">
            <text:p>-2.44336217014212</text:p>
          </table:table-cell>
          <table:table-cell office:value-type="float" office:value="5" calcext:value-type="float">
            <text:p>5</text:p>
          </table:table-cell>
          <table:table-cell office:value-type="float" office:value="3.774" calcext:value-type="float">
            <text:p>3.774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20*LOG10([.D21]/[.C21])" office:value-type="float" office:value="-5.13607837102597" calcext:value-type="float">
            <text:p>-5.13607837102597</text:p>
          </table:table-cell>
          <table:table-cell office:value-type="float" office:value="5" calcext:value-type="float">
            <text:p>5</text:p>
          </table:table-cell>
          <table:table-cell office:value-type="float" office:value="2.768" calcext:value-type="float">
            <text:p>2.768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20*LOG10([.D22]/[.C22])" office:value-type="float" office:value="-7.25020540974979" calcext:value-type="float">
            <text:p>-7.25020540974979</text:p>
          </table:table-cell>
          <table:table-cell office:value-type="float" office:value="5" calcext:value-type="float">
            <text:p>5</text:p>
          </table:table-cell>
          <table:table-cell office:value-type="float" office:value="2.17" calcext:value-type="float">
            <text:p>2.17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20*LOG10([.D23]/[.C23])" office:value-type="float" office:value="-8.95637322321329" calcext:value-type="float">
            <text:p>-8.95637322321329</text:p>
          </table:table-cell>
          <table:table-cell office:value-type="float" office:value="5" calcext:value-type="float">
            <text:p>5</text:p>
          </table:table-cell>
          <table:table-cell office:value-type="float" office:value="1.783" calcext:value-type="float">
            <text:p>1.783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20*LOG10([.D24]/[.C24])" office:value-type="float" office:value="-10.3883642634166" calcext:value-type="float">
            <text:p>-10.3883642634166</text:p>
          </table:table-cell>
          <table:table-cell office:value-type="float" office:value="5" calcext:value-type="float">
            <text:p>5</text:p>
          </table:table-cell>
          <table:table-cell office:value-type="float" office:value="1.512" calcext:value-type="float">
            <text:p>1.512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20*LOG10([.D25]/[.C25])" office:value-type="float" office:value="-11.6339741736051" calcext:value-type="float">
            <text:p>-11.6339741736051</text:p>
          </table:table-cell>
          <table:table-cell office:value-type="float" office:value="5" calcext:value-type="float">
            <text:p>5</text:p>
          </table:table-cell>
          <table:table-cell office:value-type="float" office:value="1.31" calcext:value-type="float">
            <text:p>1.3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20*LOG10([.D26]/[.C26])" office:value-type="float" office:value="-12.7202434050302" calcext:value-type="float">
            <text:p>-12.7202434050302</text:p>
          </table:table-cell>
          <table:table-cell office:value-type="float" office:value="5" calcext:value-type="float">
            <text:p>5</text:p>
          </table:table-cell>
          <table:table-cell office:value-type="float" office:value="1.156" calcext:value-type="float">
            <text:p>1.156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20*LOG10([.D27]/[.C27])" office:value-type="float" office:value="-13.697393656328" calcext:value-type="float">
            <text:p>-13.697393656328</text:p>
          </table:table-cell>
          <table:table-cell office:value-type="float" office:value="5" calcext:value-type="float">
            <text:p>5</text:p>
          </table:table-cell>
          <table:table-cell office:value-type="float" office:value="1.033" calcext:value-type="float">
            <text:p>1.033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20*LOG10([.D28]/[.C28])" office:value-type="float" office:value="-14.5930578246897" calcext:value-type="float">
            <text:p>-14.5930578246897</text:p>
          </table:table-cell>
          <table:table-cell office:value-type="float" office:value="5" calcext:value-type="float">
            <text:p>5</text:p>
          </table:table-cell>
          <table:table-cell office:value-type="float" office:value="0.931788" calcext:value-type="float">
            <text:p>0.931788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20*LOG10([.D29]/[.C29])" office:value-type="float" office:value="-15.4015532091594" calcext:value-type="float">
            <text:p>-15.4015532091594</text:p>
          </table:table-cell>
          <table:table-cell office:value-type="float" office:value="5" calcext:value-type="float">
            <text:p>5</text:p>
          </table:table-cell>
          <table:table-cell office:value-type="float" office:value="0.84897" calcext:value-type="float">
            <text:p>0.84897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20*LOG10([.D30]/[.C30])" office:value-type="float" office:value="-20.9943194952807" calcext:value-type="float">
            <text:p>-20.9943194952807</text:p>
          </table:table-cell>
          <table:table-cell office:value-type="float" office:value="5" calcext:value-type="float">
            <text:p>5</text:p>
          </table:table-cell>
          <table:table-cell office:value-type="float" office:value="0.445917" calcext:value-type="float">
            <text:p>0.445917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20*LOG10([.D31]/[.C31])" office:value-type="float" office:value="-29.6258792041333" calcext:value-type="float">
            <text:p>-29.6258792041333</text:p>
          </table:table-cell>
          <table:table-cell office:value-type="float" office:value="5" calcext:value-type="float">
            <text:p>5</text:p>
          </table:table-cell>
          <table:table-cell office:value-type="float" office:value="0.165073" calcext:value-type="float">
            <text:p>0.165073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20*LOG10([.D32]/[.C32])" office:value-type="float" office:value="-32.1423341866362" calcext:value-type="float">
            <text:p>-32.1423341866362</text:p>
          </table:table-cell>
          <table:table-cell office:value-type="float" office:value="5" calcext:value-type="float">
            <text:p>5</text:p>
          </table:table-cell>
          <table:table-cell office:value-type="float" office:value="0.123553" calcext:value-type="float">
            <text:p>0.123553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20*LOG10([.D33]/[.C33])" office:value-type="float" office:value="-34.1067963517968" calcext:value-type="float">
            <text:p>-34.1067963517968</text:p>
          </table:table-cell>
          <table:table-cell office:value-type="float" office:value="5" calcext:value-type="float">
            <text:p>5</text:p>
          </table:table-cell>
          <table:table-cell office:value-type="float" office:value="0.098544" calcext:value-type="float">
            <text:p>0.098544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20*LOG10([.D34]/[.C34])" office:value-type="float" office:value="-35.7240154657255" calcext:value-type="float">
            <text:p>-35.7240154657255</text:p>
          </table:table-cell>
          <table:table-cell office:value-type="float" office:value="5" calcext:value-type="float">
            <text:p>5</text:p>
          </table:table-cell>
          <table:table-cell office:value-type="float" office:value="0.081803" calcext:value-type="float">
            <text:p>0.081803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formula="of:=20*LOG10([.D35]/[.C35])" office:value-type="float" office:value="-37.1034116635836" calcext:value-type="float">
            <text:p>-37.1034116635836</text:p>
          </table:table-cell>
          <table:table-cell office:value-type="float" office:value="5" calcext:value-type="float">
            <text:p>5</text:p>
          </table:table-cell>
          <table:table-cell office:value-type="float" office:value="0.069791" calcext:value-type="float">
            <text:p>0.069791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20*LOG10([.D36]/[.C36])" office:value-type="float" office:value="-38.3107623843349" calcext:value-type="float">
            <text:p>-38.3107623843349</text:p>
          </table:table-cell>
          <table:table-cell office:value-type="float" office:value="5" calcext:value-type="float">
            <text:p>5</text:p>
          </table:table-cell>
          <table:table-cell office:value-type="float" office:value="0.060734" calcext:value-type="float">
            <text:p>0.060734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formula="of:=20*LOG10([.D37]/[.C37])" office:value-type="float" office:value="-39.154319048942" calcext:value-type="float">
            <text:p>-39.154319048942</text:p>
          </table:table-cell>
          <table:table-cell office:value-type="float" office:value="5" calcext:value-type="float">
            <text:p>5</text:p>
          </table:table-cell>
          <table:table-cell office:value-type="float" office:value="0.055113" calcext:value-type="float">
            <text:p>0.055113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20*LOG10([.D38]/[.C38])" office:value-type="float" office:value="-40.0748464856594" calcext:value-type="float">
            <text:p>-40.0748464856594</text:p>
          </table:table-cell>
          <table:table-cell office:value-type="float" office:value="5" calcext:value-type="float">
            <text:p>5</text:p>
          </table:table-cell>
          <table:table-cell office:value-type="float" office:value="0.049571" calcext:value-type="float">
            <text:p>0.04957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19:14:35.2556591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08:01:34.885009303</meta:creation-date>
    <dc:date>2020-01-23T19:22:25.016144375</dc:date>
    <meta:editing-duration>PT33M26S</meta:editing-duration>
    <meta:editing-cycles>8</meta:editing-cycles>
    <meta:generator>LibreOffice/6.0.7.3$Linux_X86_64 LibreOffice_project/00m0$Build-3</meta:generator>
    <meta:document-statistic meta:table-count="2" meta:cell-count="3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svg:stroke-opacity="20%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572cm" svg:height="17.001cm" xlink:href=".." xlink:type="simple" chart:class="chart:line" chart:style-name="ch1">
        <chart:title svg:x="14.179cm" svg:y="0.476cm" chart:style-name="ch2">
          <text:p>Filtro pasa bajas RC</text:p>
        </chart:title>
        <chart:legend chart:legend-position="end" svg:x="30.858cm" svg:y="8.201cm" style:legend-expansion="high" chart:style-name="ch3"/>
        <chart:plot-area chart:style-name="ch4" table:cell-range-address="Hoja1.A1:Hoja1.B38" chart:data-source-has-labels="both" svg:x="1.662cm" svg:y="1.595cm" svg:width="28.545cm" svg:height="14.085cm">
          <chartooo:coordinate-region svg:x="2.389cm" svg:y="1.794cm" svg:width="27.679cm" svg:height="13.687cm"/>
          <chart:axis chart:dimension="x" chart:name="primary-x" chart:style-name="ch5" chartooo:axis-type="auto">
            <chartooo:date-scale/>
            <chart:title svg:x="15.837cm" svg:y="16.02cm" chart:style-name="ch6">
              <text:p>f</text:p>
            </chart:title>
            <chart:categories table:cell-range-address="Hoja1.A2:Hoja1.A38"/>
          </chart:axis>
          <chart:axis chart:dimension="y" chart:name="primary-y" chart:style-name="ch5">
            <chart:title svg:x="0.451cm" svg:y="8.893cm" chart:style-name="ch7">
              <text:p>dB</text:p>
            </chart:title>
            <chart:grid chart:style-name="ch8" chart:class="major"/>
          </chart:axis>
          <chart:series chart:style-name="ch9" chart:values-cell-range-address="Hoja1.B2:Hoja1.B38" chart:label-cell-address="Hoja1.B1:Hoja1.B1" chart:class="chart:line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Hoja1.A2:Hoja1.A38</svg:desc>
                </draw:g>
              </table:table-cell>
              <table:table-cell office:value-type="float" office:value="0">
                <text:p>0</text:p>
                <draw:g>
                  <svg:desc>Hoja1.B2:Hoja1.B3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0173735166857239">
                <text:p>-0.001737351668572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347505091175126">
                <text:p>-0.003475050911751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0695149267841728">
                <text:p>-0.006951492678417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104293264137978">
                <text:p>-0.010429326413797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156486893979285">
                <text:p>-0.015648689397928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211003646666164">
                <text:p>-0.21100364666616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0.0278394136981119">
                <text:p>-0.027839413698111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348132315260244">
                <text:p>-0.034813231526024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0435383850854919">
                <text:p>-0.043538385085491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0.171933948399193">
                <text:p>-0.17193394839919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0.372689818429112">
                <text:p>-0.37268981842911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-0.624739036055028">
                <text:p>-0.62473903605502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-0.909361147461719">
                <text:p>-0.90936114746171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-1.21161193341366">
                <text:p>-1.2116119334136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-1.52062070249057">
                <text:p>-1.5206207024905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-2.16702112258882">
                <text:p>-2.1670211225888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-2.14030898578567">
                <text:p>-2.1403089857856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2.44336217014212">
                <text:p>-2.4433621701421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5.13607837102597">
                <text:p>-5.1360783710259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-7.25020540974979">
                <text:p>-7.2502054097497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-8.95637322321329">
                <text:p>-8.9563732232132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10.3883642634166">
                <text:p>-10.388364263416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-11.6339741736051">
                <text:p>-11.633974173605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-12.7202434050302">
                <text:p>-12.720243405030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-13.697393656328">
                <text:p>-13.69739365632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-14.5930578246897">
                <text:p>-14.593057824689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15.4015532091594">
                <text:p>-15.401553209159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-20.9943194952807">
                <text:p>-20.994319495280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-29.6258792041333">
                <text:p>-29.625879204133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-32.1423341866362">
                <text:p>-32.142334186636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-34.1067963517968">
                <text:p>-34.106796351796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-35.7240154657255">
                <text:p>-35.724015465725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-37.1034116635836">
                <text:p>-37.103411663583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-38.3107623843349">
                <text:p>-38.3107623843349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-39.154319048942">
                <text:p>-39.15431904894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-40.0748464856594">
                <text:p>-40.07484648565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